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oma" svg:font-family="Loma" style:font-pitch="variable"/>
    <style:font-face style:name="Phetsarath OT" svg:font-family="'Phetsarath OT'" style:font-pitch="variable"/>
    <style:font-face style:name="Rekha" svg:font-family="Rekha" style:font-adornments="Medium" style:font-pitch="variable"/>
    <style:font-face style:name="Ubuntu Medium" svg:font-family="'Ubuntu Medium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3a4" officeooo:paragraph-rsid="001803a4"/>
    </style:style>
    <style:style style:name="P2" style:family="paragraph" style:parent-style-name="Standard">
      <style:text-properties officeooo:rsid="001a1a25" officeooo:paragraph-rsid="001a1a25"/>
    </style:style>
    <style:style style:name="P3" style:family="paragraph" style:parent-style-name="Standard">
      <style:text-properties style:text-underline-style="none" fo:font-weight="normal" officeooo:rsid="001803a4" officeooo:paragraph-rsid="001803a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c1611" officeooo:paragraph-rsid="001c161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d27d4" officeooo:paragraph-rsid="001d27d4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803a4" officeooo:paragraph-rsid="001803a4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Phetsarath OT" fo:font-size="14pt" style:text-underline-style="none" fo:font-weight="bold" officeooo:rsid="001f2b2e" officeooo:paragraph-rsid="001f2b2e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entury Schoolbook L" fo:font-size="14pt" style:text-underline-style="none" fo:font-weight="bold" officeooo:rsid="001f2b2e" officeooo:paragraph-rsid="001f2b2e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Rekha" style:text-underline-style="solid" style:text-underline-width="auto" style:text-underline-color="font-color" fo:font-weight="bold" officeooo:rsid="001803a4" officeooo:paragraph-rsid="001803a4" style:font-weight-asian="bold" style:font-weight-complex="bold"/>
    </style:style>
    <style:style style:name="P10" style:family="paragraph" style:parent-style-name="Standard">
      <style:text-properties style:font-name="Rekha" style:text-underline-style="solid" style:text-underline-width="auto" style:text-underline-color="font-color" fo:font-weight="bold" officeooo:rsid="001a1a25" officeooo:paragraph-rsid="001a1a25" style:font-weight-asian="bold" style:font-weight-complex="bold"/>
    </style:style>
    <style:style style:name="P11" style:family="paragraph" style:parent-style-name="Standard">
      <style:text-properties style:font-name="Rekha" style:text-underline-style="solid" style:text-underline-width="auto" style:text-underline-color="font-color" fo:font-weight="bold" officeooo:rsid="001c1611" officeooo:paragraph-rsid="001c1611" style:font-weight-asian="bold" style:font-weight-complex="bold"/>
    </style:style>
    <style:style style:name="P12" style:family="paragraph" style:parent-style-name="Standard">
      <style:text-properties style:font-name="Rekha" style:text-underline-style="solid" style:text-underline-width="auto" style:text-underline-color="font-color" fo:font-weight="bold" officeooo:rsid="001d27d4" officeooo:paragraph-rsid="001d27d4" style:font-weight-asian="bold" style:font-weight-complex="bold"/>
    </style:style>
    <style:style style:name="P13" style:family="paragraph" style:parent-style-name="Standard">
      <style:paragraph-properties fo:text-align="center" style:justify-single-word="false" fo:padding="0.049cm" fo:border="0.06pt solid #000000" style:shadow="none"/>
      <style:text-properties style:font-name="Century Schoolbook L" fo:font-size="16pt" style:text-underline-style="none" fo:font-weight="bold" officeooo:rsid="001f2b2e" officeooo:paragraph-rsid="001f2b2e" style:font-size-asian="16pt" style:font-weight-asian="bold" style:font-size-complex="16pt" style:font-weight-complex="bold"/>
    </style:style>
    <style:style style:name="T1" style:family="text">
      <style:text-properties fo:color="#999999"/>
    </style:style>
    <style:style style:name="T2" style:family="text">
      <style:text-properties officeooo:rsid="001a1a25"/>
    </style:style>
    <style:style style:name="T3" style:family="text">
      <style:text-properties fo:color="#aea79f"/>
    </style:style>
    <style:style style:name="T4" style:family="text">
      <style:text-properties fo:color="#aea79f" officeooo:rsid="001c1611"/>
    </style:style>
    <style:style style:name="T5" style:family="text">
      <style:text-properties fo:color="#aea79f" officeooo:rsid="001d27d4"/>
    </style:style>
    <style:style style:name="T6" style:family="text">
      <style:text-properties fo:color="#aea79f" officeooo:rsid="001f2b2e"/>
    </style:style>
    <style:style style:name="T7" style:family="text">
      <style:text-properties officeooo:rsid="001c1611"/>
    </style:style>
    <style:style style:name="T8" style:family="text">
      <style:text-properties officeooo:rsid="001d27d4"/>
    </style:style>
    <style:style style:name="T9" style:family="text">
      <style:text-properties officeooo:rsid="001f2b2e"/>
    </style:style>
    <style:style style:name="T10" style:family="text">
      <style:text-properties fo:color="#772953"/>
    </style:style>
    <style:style style:name="T11" style:family="text">
      <style:text-properties style:font-name="Phetsarath OT"/>
    </style:style>
    <style:style style:name="T12" style:family="text">
      <style:text-properties style:font-name="Loma"/>
    </style:style>
    <style:style style:name="T13" style:family="text">
      <style:text-properties style:font-name="TakaoPGothic"/>
    </style:style>
    <style:style style:name="T14" style:family="text">
      <style:text-properties style:font-name="Ubuntu Medium"/>
    </style:style>
    <style:style style:name="T15" style:family="text">
      <style:text-properties style:font-name="Rekh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0">EQUIPE HighFive</text:span></text:p>
      <text:p text:style-name="P8"><text:span text:style-name="T10"/></text:p>
      <text:p text:style-name="P13">WEEKLY REPORT – SEMAINE 1</text:p>
      <text:p text:style-name="P6"/>
      <text:p text:style-name="P6"/>
      <text:p text:style-name="P9">Lundi 4/01 :</text:p>
      <text:p text:style-name="P1"><text:tab/>Présentation du projet </text:p>
      <text:p text:style-name="P1"><text:tab/>Lecture et compréhension du langage minCaml </text:p>
      <text:p text:style-name="P1"><text:tab/>Création des comptes Forge </text:p>
      <text:p text:style-name="P1"><text:tab/>Création de tests de base</text:p>
      <text:p text:style-name="P1"/>
      <text:p text:style-name="P9">Mardi 5/01 :</text:p>
      <text:p text:style-name="P3"><text:tab/><text:span text:style-name="T2">Finalisation de l'organisation du projet</text:span></text:p>
      <text:p text:style-name="P1"><text:tab/>Création de tests de base [<text:span text:style-name="T1">Julie, Lorrie, Margaux</text:span>]</text:p>
      <text:p text:style-name="P1"><text:tab/>Installation et configuration de git [<text:span text:style-name="T1">Apollinaire - Thomas</text:span>]</text:p>
      <text:p text:style-name="P1"><text:tab/>Compréhension des codes sources</text:p>
      <text:p text:style-name="P1"/>
      <text:p text:style-name="P10">Mercredi 6/01 :</text:p>
      <text:p text:style-name="P2"><text:tab/>Création d'un tableau de bord (Trello)</text:p>
      <text:p text:style-name="P2"><text:tab/>FrontEnd : print_<text:span text:style-name="T7">n</text:span>ew<text:span text:style-name="T7">l</text:span>ine ok + ajout des multiplications d'entiers [<text:span text:style-name="T3">Apollinaire, Margaux, Thomas</text:span>]</text:p>
      <text:p text:style-name="P2"><text:tab/>BackEnd : print_<text:span text:style-name="T7">n</text:span>ew<text:span text:style-name="T7">l</text:span>ine ok + test unitaire (initiation à JUnit) [<text:span text:style-name="T3">Apollinaire, Julie, Lorrie</text:span>]</text:p>
      <text:p text:style-name="P2"><text:tab/><text:span text:style-name="T7">Intégration des FrontEnd et BackEnd dans le Main, print_newline ok [</text:span><text:span text:style-name="T4">Apollinaire, Julie, Lorrie</text:span><text:span text:style-name="T7">]</text:span></text:p>
      <text:p text:style-name="P2"/>
      <text:p text:style-name="P11">Jeudi 7/01 :</text:p>
      <text:p text:style-name="P4"><text:tab/><text:span text:style-name="T8">Génération de codes ASML dans le cas des floats + fonctions (déclaration en amont) [</text:span><text:span text:style-name="T5">Margaux</text:span><text:span text:style-name="T8">]</text:span></text:p>
      <text:p text:style-name="P4"><text:tab/><text:span text:style-name="T8">K-Normalisation en cours [</text:span><text:span text:style-name="T5">Thomas</text:span><text:span text:style-name="T8">]</text:span></text:p>
      <text:p text:style-name="P4"><text:tab/><text:span text:style-name="T8">Options du Main [</text:span><text:span text:style-name="T5">Apollinaire</text:span><text:span text:style-name="T8">]</text:span></text:p>
      <text:p text:style-name="P4"><text:tab/><text:span text:style-name="T8">Génération de codes ok pour les entiers + tests unitaires [</text:span><text:span text:style-name="T5">Apollinaire, Julie, Lorrie</text:span><text:span text:style-name="T8">]</text:span></text:p>
      <text:p text:style-name="P4"/>
      <text:p text:style-name="P12">Vendredi 8/01 :</text:p>
      <text:p text:style-name="P5"><text:tab/><text:span text:style-name="T9">K-normalisation ok [</text:span><text:span text:style-name="T6">Apollinaire, Thomas</text:span><text:span text:style-name="T9">]</text:span></text:p>
      <text:p text:style-name="P5"><text:tab/><text:span text:style-name="T9">Backend : recommence en utilisant une interface visitor [</text:span><text:span text:style-name="T6">Apollinaire,Julie,Lorrie</text:span><text:span text:style-name="T9">]</text:span></text:p>
      <text:p text:style-name="P5"><text:tab/><text:span text:style-name="T9">GenerationASML bien avancé [</text:span><text:span text:style-name="T6">Margaux</text:span><text:span text:style-name="T9">]</text:span></text:p>
      <text:p text:style-name="P5"><text:tab/><text:span text:style-name="T9">TypeChecking en cours [</text:span><text:span text:style-name="T6">Apollinaire, Margaux</text:span><text:span text:style-name="T9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oma" svg:font-family="Loma" style:font-pitch="variable"/>
    <style:font-face style:name="Phetsarath OT" svg:font-family="'Phetsarath OT'" style:font-pitch="variable"/>
    <style:font-face style:name="Rekha" svg:font-family="Rekha" style:font-adornments="Medium" style:font-pitch="variable"/>
    <style:font-face style:name="Ubuntu Medium" svg:font-family="'Ubuntu Medium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4:40:54.313570562</meta:creation-date>
    <dc:date>2016-01-08T16:13:23.182102375</dc:date>
    <meta:editing-duration>PT1H58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166" meta:character-count="1188" meta:non-whitespace-character-count="1025"/>
  </office:meta>
</office:document-meta>
</file>